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3.361cm" fo:min-width="9.51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92cm" fo:min-width="3.54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3.361cm" fo:min-width="9.51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1.017cm" fo:min-width="4.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331cm" fo:min-width="3.545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1.013cm" fo:min-width="4.802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1.013cm" fo:min-width="4.801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1.017cm" fo:min-width="4.8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1.013cm" fo:min-width="4.8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text-properties fo:font-size="72pt"/>
    </style:style>
    <style:style style:name="P3" style:family="paragraph">
      <loext:graphic-properties draw:fill="none" draw:fill-color="#ffffff"/>
      <style:text-properties fo:font-size="72pt"/>
    </style:style>
    <style:style style:name="P4" style:family="paragraph">
      <style:paragraph-properties fo:text-align="center"/>
      <style:text-properties fo:font-size="72pt"/>
    </style:style>
    <style:style style:name="P5" style:family="paragraph">
      <loext:graphic-properties draw:fill-color="#ffffff"/>
      <style:paragraph-properties fo:text-align="center"/>
      <style:text-properties fo:font-size="72pt"/>
    </style:style>
    <style:style style:name="P6" style:family="paragraph">
      <loext:graphic-properties draw:fill-color="#ffffff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0.012cm" svg:height="13.611cm" svg:x="36.04cm" svg:y="3.19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727cm" svg:height="9.042cm" svg:x="38.323cm" svg:y="8.805cm">
          <draw:text-box>
            <text:p text:style-name="P2">Começo</text:p>
          </draw:text-box>
        </draw:frame>
        <draw:custom-shape draw:style-name="gr3" draw:text-style-name="P5" draw:layer="layout" svg:width="10.012cm" svg:height="13.611cm" svg:x="36.04cm" svg:y="20.012cm">
          <text:p text:style-name="P4">Energiza</text:p>
          <text:p text:style-name="P4">sensores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0.012cm" svg:height="13.611cm" svg:x="36.04cm" svg:y="37.627cm">
          <text:p text:style-name="P4">Pega N</text:p>
          <text:p text:style-name="P4">medidas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0.012cm" svg:height="13.611cm" svg:x="36.04cm" svg:y="53.641cm">
          <text:p text:style-name="P4">Faz média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0.012cm" svg:height="13.611cm" svg:x="36.04cm" svg:y="71.255cm">
          <text:p text:style-name="P4">Retorna valo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5" draw:text-style-name="P1" draw:layer="layout" svg:width="5.3cm" svg:height="11.267cm" svg:x="39.721cm" svg:y="0.538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3.032cm" svg:height="17.581cm" svg:x="40.994cm" svg:y="4.517cm">
          <draw:text-box>
            <text:p text:style-name="P7"><text:span text:style-name="T1">20</text:span></text:p>
          </draw:text-box>
        </draw:frame>
        <draw:custom-shape draw:style-name="gr7" draw:text-style-name="P5" draw:layer="layout" svg:width="5.302cm" svg:height="11.263cm" svg:x="39.721cm" svg:y="14.46cm">
          <text:p text:style-name="P4">Energiza </text:p>
          <text:p text:style-name="P4">divisor de tensão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5.301cm" svg:height="11.263cm" svg:x="39.72cm" svg:y="54.886cm">
          <text:p text:style-name="P4">Pega N</text:p>
          <text:p text:style-name="P4">medidas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.3cm" svg:height="11.267cm" svg:x="39.721cm" svg:y="68.139cm">
          <text:p text:style-name="P4">Faz média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.3cm" svg:height="11.267cm" svg:x="39.721cm" svg:y="82.719cm">
          <text:p text:style-name="P4">Retorna valor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5.3cm" svg:height="11.263cm" svg:x="39.721cm" svg:y="28.375cm">
          <text:p text:style-name="P4">Começa </text:p>
          <text:p text:style-name="P4">onda quadrada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.3cm" svg:height="11.267cm" svg:x="39.721cm" svg:y="40.968cm">
          <text:p text:style-name="P4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3.76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1.30000305175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3.012cm" fo:margin-bottom="0cm" fo:text-indent="0cm"/>
      <style:text-properties fo:font-size="211.10000610351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2.257cm" fo:margin-bottom="0cm" fo:text-indent="0cm"/>
      <style:text-properties fo:font-size="18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1.507cm" fo:margin-bottom="0cm" fo:text-indent="0cm"/>
      <style:text-properties fo:font-size="150.800003051758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748cm" fo:margin-bottom="0cm" fo:text-indent="0cm"/>
      <style:text-properties fo:font-size="150.800003051758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748cm" fo:margin-bottom="0cm" fo:text-indent="0cm"/>
      <style:text-properties fo:font-size="150.800003051758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748cm" fo:margin-bottom="0cm" fo:text-indent="0cm"/>
      <style:text-properties fo:font-size="150.800003051758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748cm" fo:margin-bottom="0cm" fo:text-indent="0cm"/>
      <style:text-properties fo:font-size="150.800003051758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748cm" fo:margin-bottom="0cm" fo:text-indent="0cm"/>
      <style:text-properties fo:font-size="150.800003051758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1.89999389648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5.357cm" svg:height="7.575cm" svg:x="2.821cm" svg:y="2.485cm"/>
      <draw:page-thumbnail draw:layer="backgroundobjects" svg:width="5.357cm" svg:height="7.575cm" svg:x="2.821cm" svg:y="11.061cm"/>
      <draw:page-thumbnail draw:layer="backgroundobjects" svg:width="5.357cm" svg:height="7.575cm" svg:x="2.821cm" svg:y="19.637cm"/>
      <draw:page-thumbnail draw:layer="backgroundobjects" svg:width="5.357cm" svg:height="7.575cm" svg:x="12.821cm" svg:y="2.485cm"/>
      <draw:page-thumbnail draw:layer="backgroundobjects" svg:width="5.357cm" svg:height="7.575cm" svg:x="12.821cm" svg:y="11.061cm"/>
      <draw:page-thumbnail draw:layer="backgroundobjects" svg:width="5.357cm" svg:height="7.575cm" svg:x="12.821cm" svg:y="19.637cm"/>
    </style:handout-master>
    <style:master-page style:name="Default" style:page-layout-name="PM1" draw:style-name="Mdp1">
      <draw:frame presentation:style-name="Default-title" draw:layer="backgroundobjects" svg:width="75.688cm" svg:height="19.849cm" svg:x="4.205cm" svg:y="4.738cm" presentation:class="title" presentation:placeholder="true">
        <draw:text-box/>
      </draw:frame>
      <draw:frame presentation:style-name="Default-outline1" draw:layer="backgroundobjects" svg:width="75.688cm" svg:height="68.954cm" svg:x="4.205cm" svg:y="27.813cm" presentation:class="outline" presentation:placeholder="true">
        <draw:text-box/>
      </draw:frame>
      <draw:frame presentation:style-name="Mpr1" draw:text-style-name="MP2" draw:layer="backgroundobjects" svg:width="19.593cm" svg:height="8.191cm" svg:x="4.205cm" svg:y="108.3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26.658cm" svg:height="8.191cm" svg:x="28.76cm" svg:y="108.3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19.593cm" svg:height="8.191cm" svg:x="60.297cm" svg:y="108.3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3T16:16:05.488852696</meta:creation-date>
    <dc:date>2018-10-23T17:10:44.234331145</dc:date>
    <meta:editing-duration>PT31M20S</meta:editing-duration>
    <meta:editing-cycles>2</meta:editing-cycles>
    <meta:generator>LibreOffice/6.0.6.2$Linux_X86_64 LibreOffice_project/00m0$Build-2</meta:generator>
    <meta:document-statistic meta:object-count="39"/>
  </office:meta>
</office:document-meta>
</file>